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047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2" table:style-name="ta1">
        <table:table-source xlink:type="simple" xlink:href="../stockdata.csv" table:table-name="Sheet1" table:filter-name="Text - txt - csv (StarCalc)" table:filter-options="9/59/44,34,76,1,,0,false,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aapl</text:p>
          </table:table-cell>
          <table:table-cell office:value-type="float" office:value="101.06" calcext:value-type="float">
            <text:p>101.06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nc</text:p>
          </table:table-cell>
          <table:table-cell office:value-type="float" office:value="22.25" calcext:value-type="float">
            <text:p>22.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ntl</text:p>
          </table:table-cell>
          <table:table-cell office:value-type="float" office:value="17.7" calcext:value-type="float">
            <text:p>17.7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fst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sft</text:p>
          </table:table-cell>
          <table:table-cell office:value-type="float" office:value="47.06" calcext:value-type="float">
            <text:p>47.0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bux</text:p>
          </table:table-cell>
          <table:table-cell office:value-type="float" office:value="74.6" calcext:value-type="float">
            <text:p>74.6</text:p>
          </table:table-cell>
          <table:table-cell table:number-columns-repeated="3" office:value-type="float" office:value="70" calcext:value-type="float">
            <text:p>70</text:p>
          </table:table-cell>
        </table:table-row>
      </table:table>
      <table:table table:name="Sheet1" table:style-name="ta1">
        <table:shapes>
          <draw:frame draw:z-index="0" draw:style-name="gr1" draw:text-style-name="P1" svg:width="16.148in" svg:height="7.2476in" svg:x="0.4039in" svg:y="0.3354in">
            <draw:object draw:notify-on-update-of-ranges="Sheet1_2.A1:Sheet1_2.A1 Sheet1_2.B1:Sheet1_2.E1 Sheet1_2.A2:Sheet1_2.A2 Sheet1_2.B2:Sheet1_2.E2 Sheet1_2.A3:Sheet1_2.A3 Sheet1_2.B3:Sheet1_2.E3 Sheet1_2.A4:Sheet1_2.A4 Sheet1_2.B4:Sheet1_2.E4 Sheet1_2.A5:Sheet1_2.A5 Sheet1_2.B5:Sheet1_2.E5 Sheet1_2.A6:Sheet1_2.A6 Sheet1_2.B6:Sheet1_2.E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 style:data-style-name="N2" text:time-value="19:07:13.3120410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13:07:31.576405839</meta:creation-date>
    <dc:date>2014-09-22T19:12:10.689866168</dc:date>
    <meta:editing-duration>PT1H1M22S</meta:editing-duration>
    <meta:editing-cycles>11</meta:editing-cycles>
    <meta:generator>LibreOffice/4.2.6.3$Linux_X86_64 LibreOffice_project/420m0$Build-3</meta:generator>
    <meta:document-statistic meta:table-count="2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dddddd"/>
      <style:text-properties fo:font-size="14pt" fo:font-weight="bold" style:font-size-asian="10pt" style:font-size-complex="10pt"/>
    </style:style>
    <style:style style:name="ch4" style:family="chart">
      <style:chart-properties chart:symbol-type="automatic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10" chart:interval-minor-divisor="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>
        <chart:symbol-image xlink:href="Pictures/2000000A000000DD000000DDF1F7E11A.svm" xlink:type="simple" xlink:actuate="onLoad"/>
      </style:chart-properties>
      <style:graphic-properties svg:stroke-width="0.203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203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203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203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203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203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width="0.203cm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1.017cm" svg:height="18.41cm" xlink:href=".." xlink:type="simple" chart:class="chart:line" chart:style-name="ch1">
        <chart:title svg:x="19.224cm" svg:y="0.503cm" chart:style-name="ch2">
          <text:p>Stock Chart</text:p>
        </chart:title>
        <chart:legend svg:x="33.327cm" svg:y="0.361cm" style:legend-expansion="custom" chartooo:width="2.972cm" chartooo:height="17.444cm" style:legend-expansion-aspect-ratio="0.170373767484522" chart:style-name="ch3"/>
        <chart:plot-area chart:style-name="ch4" table:cell-range-address="Sheet1_2.A1:Sheet1_2.E6" chart:data-source-has-labels="column" svg:x="2.794cm" svg:y="3.142cm" svg:width="25.971cm" svg:height="12.088cm">
          <chartooo:coordinate-region svg:x="3.671cm" svg:y="3.369cm" svg:width="24.988cm" svg:height="11.159cm"/>
          <chart:axis chart:dimension="x" chart:name="primary-x" chart:style-name="ch5">
            <chart:title svg:x="15.374cm" svg:y="15.599cm" chart:style-name="ch6">
              <text:p>Time</text:p>
            </chart:title>
          </chart:axis>
          <chart:axis chart:dimension="y" chart:name="primary-y" chart:style-name="ch7">
            <chart:title svg:x="1.401cm" svg:y="9.609cm" chart:style-name="ch8">
              <text:p>Price</text:p>
            </chart:title>
            <chart:grid chart:style-name="ch9" chart:class="major"/>
          </chart:axis>
          <chart:series chart:style-name="ch10" chart:values-cell-range-address="Sheet1_2.B1:Sheet1_2.E1" chart:label-cell-address="Sheet1_2.A1:Sheet1_2.A1" chart:class="chart:line">
            <chart:data-point chart:repeated="4"/>
          </chart:series>
          <chart:series chart:style-name="ch11" chart:values-cell-range-address="Sheet1_2.B2:Sheet1_2.E2" chart:label-cell-address="Sheet1_2.A2:Sheet1_2.A2" chart:class="chart:line">
            <chart:data-point chart:repeated="4"/>
          </chart:series>
          <chart:series chart:style-name="ch12" chart:values-cell-range-address="Sheet1_2.B3:Sheet1_2.E3" chart:label-cell-address="Sheet1_2.A3:Sheet1_2.A3" chart:class="chart:line">
            <chart:data-point chart:repeated="4"/>
          </chart:series>
          <chart:series chart:style-name="ch13" chart:values-cell-range-address="Sheet1_2.B4:Sheet1_2.E4" chart:label-cell-address="Sheet1_2.A4:Sheet1_2.A4" chart:class="chart:line">
            <chart:data-point chart:repeated="4"/>
          </chart:series>
          <chart:series chart:style-name="ch14" chart:values-cell-range-address="Sheet1_2.B5:Sheet1_2.E5" chart:label-cell-address="Sheet1_2.A5:Sheet1_2.A5" chart:class="chart:line">
            <chart:data-point chart:repeated="4"/>
          </chart:series>
          <chart:series chart:style-name="ch15" chart:values-cell-range-address="Sheet1_2.B6:Sheet1_2.E6" chart:label-cell-address="Sheet1_2.A6:Sheet1_2.A6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aapl</text:p>
                <draw:g>
                  <svg:desc>Sheet1_2.A1:Sheet1_2.A1</svg:desc>
                </draw:g>
              </table:table-cell>
              <table:table-cell office:value-type="float" office:value="101.06">
                <text:p>101.06</text:p>
                <draw:g>
                  <svg:desc>Sheet1_2.B1:Sheet1_2.E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gnc</text:p>
                <draw:g>
                  <svg:desc>Sheet1_2.A2:Sheet1_2.A2</svg:desc>
                </draw:g>
              </table:table-cell>
              <table:table-cell office:value-type="float" office:value="22.25">
                <text:p>22.25</text:p>
                <draw:g>
                  <svg:desc>Sheet1_2.B2:Sheet1_2.E2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intl</text:p>
                <draw:g>
                  <svg:desc>Sheet1_2.A3:Sheet1_2.A3</svg:desc>
                </draw:g>
              </table:table-cell>
              <table:table-cell office:value-type="float" office:value="17.7">
                <text:p>17.7</text:p>
                <draw:g>
                  <svg:desc>Sheet1_2.B3:Sheet1_2.E3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mfst</text:p>
                <draw:g>
                  <svg:desc>Sheet1_2.A4:Sheet1_2.A4</svg:desc>
                </draw:g>
              </table:table-cell>
              <table:table-cell office:value-type="float" office:value="0.03">
                <text:p>0.03</text:p>
                <draw:g>
                  <svg:desc>Sheet1_2.B4:Sheet1_2.E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msft</text:p>
                <draw:g>
                  <svg:desc>Sheet1_2.A5:Sheet1_2.A5</svg:desc>
                </draw:g>
              </table:table-cell>
              <table:table-cell office:value-type="float" office:value="47.06">
                <text:p>47.06</text:p>
                <draw:g>
                  <svg:desc>Sheet1_2.B5:Sheet1_2.E5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sbux</text:p>
                <draw:g>
                  <svg:desc>Sheet1_2.A6:Sheet1_2.A6</svg:desc>
                </draw:g>
              </table:table-cell>
              <table:table-cell office:value-type="float" office:value="74.6">
                <text:p>74.6</text:p>
                <draw:g>
                  <svg:desc>Sheet1_2.B6:Sheet1_2.E6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